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fo:line-height="115%"/>
      <style:text-properties fo:font-size="11pt" fo:language="zxx" fo:country="none" style:font-size-asian="11pt" style:font-size-complex="11pt"/>
    </style:style>
    <style:style style:name="P2" style:family="paragraph" style:parent-style-name="Standard" style:master-page-name="Standard">
      <style:paragraph-properties fo:margin-top="0cm" fo:margin-bottom="0.353cm" fo:line-height="115%" style:page-number="auto"/>
      <style:text-properties fo:font-size="11pt" fo:language="zxx" fo:country="none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>Sprint nª3</text:p>
      <text:p text:style-name="P1">Foi feito a analise dos custos para a criação, manutenção e registo de dominio para o website, assim como o certificado SSL e custos para o marketing . Fizemos também os sprints restantes, 0, 1 e 2</text:p>
      <text:p text:style-name="P1"/>
      <text:p text:style-name="P1">Sprint Backlog</text:p>
      <text:p text:style-name="P1">Este foi um passo muito importante que foi deixado de lado até o website e aplicação ter entrado na sua fase “alpha”. O marketing é muito variavel em termos de custos(ainda em fase de desenvolvimento). Os sprints são um bom metodo de se manter organizado nas tarefas.</text:p>
      <text:p text:style-name="P1"/>
      <text:p text:style-name="P1">Sprint Planning</text:p>
      <text:p text:style-name="P1">O plano foi arranjar as licenças e as funcionalidades que transformam o site num lugar mais seguro, confiavel e acima de tudo, legal.</text:p>
      <text:p text:style-name="P1"/>
      <text:p text:style-name="P1"/>
      <text:p text:style-name="P1">Daily Scrum Meeting</text:p>
      <text:p text:style-name="P1">dia 27 de novembro foi feita reunião para falar dos custos que iriamos executar, porem, ficou uma questão um pouco aberta, acerca dos sprints não houve muito tema, já que a sua execução é direta.</text:p>
      <text:p text:style-name="P1"/>
      <text:p text:style-name="P1"/>
      <text:p text:style-name="P1">Sprint Review</text:p>
      <text:p text:style-name="P1">Apartir do respectivo sprint, e tambem visto pelo PO do projeto, conseguindo assim o bom feedback para orientar o seguimento do trabalho.</text:p>
      <text:p text:style-name="P1"/>
      <text:p text:style-name="P1"/>
      <text:p text:style-name="P1"/>
      <text:p text:style-name="P1"/>
      <text:p text:style-name="P1"><text:soft-page-break/></text:p>
      <text:p text:style-name="P1">Sprint Retrospective</text:p>
      <text:p text:style-name="P1">Foi uma fase mais ou menos de reconhecimento e pesquisa, já que não foi escolhido onde hospedar o site, as suas licenças etc. Os sprints são essenciais para um projeto e acabamos de deixar isso um pouco de lado, mas recuperamos o ritmo.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font-size-asian="12pt" style:language-asian="pt" style:country-asian="PT" style:font-size-complex="12pt" style:language-complex="pt" style:country-complex="PT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Calibri" fo:font-size="12pt" fo:language="pt" fo:country="PT" style:font-name-asian="Calibri" style:font-size-asian="12pt" style:language-asian="pt" style:country-asian="PT" style:font-name-complex="Calibri" style:font-size-complex="12pt" style:language-complex="pt" style:country-complex="P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4-12-11T09:14:24.89</dc:date>
    <meta:generator>OpenOffice/4.1.15$Win32 OpenOffice.org_project/4115m2$Build-9813</meta:generator>
    <meta:document-statistic meta:table-count="0" meta:image-count="0" meta:object-count="0" meta:page-count="2" meta:paragraph-count="12" meta:word-count="220" meta:character-count="1256"/>
    <meta:editing-duration>PT6M44S</meta:editing-duration>
    <meta:editing-cycles>1</meta:editing-cycles>
  </office:meta>
</office:document-meta>
</file>